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3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209.4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E172]&gt;0)" style:apply-style-name="Bez_20_tytułu2" style:base-cell-address="Monologues_Intro.B172"/>
    </style:style>
    <style:style style:name="ce3" style:family="table-cell" style:parent-style-name="Default">
      <style:map style:condition="is-true-formula([$Monologues_Intro.$E172]&gt;0)" style:apply-style-name="Bez_20_tytułu2" style:base-cell-address="Monologues_Intro.D172"/>
    </style:style>
    <style:style style:name="ce4" style:family="table-cell" style:parent-style-name="Default">
      <style:map style:condition="is-true-formula([$Monologues_Intro.$E182]&gt;0)" style:apply-style-name="Bez_20_tytułu2" style:base-cell-address="Monologues_Intro.D182"/>
    </style:style>
    <style:style style:name="ce5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6" style:family="table-cell" style:parent-style-name="Default">
      <style:map style:condition="is-true-formula([$Monologues_Intro.$E172]&gt;0)" style:apply-style-name="Bez_20_tytułu2" style:base-cell-address="Monologues_Intro.E172"/>
    </style:style>
    <style:style style:name="ce7" style:family="table-cell" style:parent-style-name="Default">
      <style:map style:condition="is-true-formula([$Monologues_Intro.$E198]&gt;0)" style:apply-style-name="Bez_20_tytułu2" style:base-cell-address="Monologues_Intro.B198"/>
    </style:style>
    <style:style style:name="ce8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9" style:family="table-cell" style:parent-style-name="Default">
      <style:map style:condition="is-true-formula([$Monologues_Intro.$E2]&gt;0)" style:apply-style-name="Bez_20_tytułu2" style:base-cell-address="Monologues_Intro.A2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---</text:p>
          </table:table-cell>
          <table:table-cell table:style-name="Default" office:value-type="string" calcext:value-type="string">
            <text:p>NPC_ID</text:p>
          </table:table-cell>
          <table:table-cell table:style-name="Default" office:value-type="string" calcext:value-type="string">
            <text:p>Conversation_ID</text:p>
          </table:table-cell>
          <table:table-cell table:style-name="Default" office:value-type="string" calcext:value-type="string">
            <text:p>Line_ID</text:p>
          </table:table-cell>
          <table:table-cell office:value-type="string" calcext:value-type="string">
            <text:p>SubLine_ID</text:p>
          </table:table-cell>
          <table:table-cell table:style-name="Default" office:value-type="string" calcext:value-type="string">
            <text:p>TargetLine_ID</text:p>
          </table:table-cell>
          <table:table-cell table:style-name="Default" office:value-type="string" calcext:value-type="string">
            <text:p>Camera_ID</text:p>
          </table:table-cell>
          <table:table-cell table:style-name="Default" office:value-type="string" calcext:value-type="string">
            <text:p>Monologue</text:p>
          </table:table-cell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! To ty. Zabrałaś się z karczmarzem? </text:p>
          </table:table-cell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ło cię widzieć. Maciek, dobrze pamiętam? Cieszę się, że żyjesz.</text:p>
          </table:table-cell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 coś dla ciebie. Ale jak się tu dostałeś?</text:p>
          </table:table-cell>
        </table:table-row>
        <table:table-row table:style-name="ro2">
          <table:table-cell table:formula="of:=ROW()-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ja się nie cieszę, że się tu dostałem… mam już tego dość. O widzisz tamto drzewo po środku?</text:p>
          </table:table-cell>
        </table:table-row>
        <table:table-row table:style-name="ro2">
          <table:table-cell table:formula="of:=ROW()-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ężko nie zauważyć.</text:p>
          </table:table-cell>
        </table:table-row>
        <table:table-row table:style-name="ro2">
          <table:table-cell table:formula="of:=ROW()-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ęc plan jest taki. Drzewo zatruwa jezioro, bo tamten zwój zatruwa drzewo.</text:p>
          </table:table-cell>
        </table:table-row>
        <table:table-row table:style-name="ro2">
          <table:table-cell table:formula="of:=ROW()-1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i zwój?</text:p>
          </table:table-cell>
        </table:table-row>
        <table:table-row table:style-name="ro2">
          <table:table-cell table:formula="of:=ROW()-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ten, tam, na tym postumencie. Według legendy, jest to potężny czar wody. </text:p>
          </table:table-cell>
        </table:table-row>
        <table:table-row table:style-name="ro2">
          <table:table-cell table:formula="of:=ROW()-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 mnie i tak interesuje tylko jedna rzecz… Woda jest zatruta.</text:p>
          </table:table-cell>
        </table:table-row>
        <table:table-row table:style-name="ro2">
          <table:table-cell table:formula="of:=ROW()-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y ty jesteś samobójcą?</text:p>
          </table:table-cell>
        </table:table-row>
        <table:table-row table:style-name="ro2">
          <table:table-cell table:formula="of:=ROW()-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e, no co ty, robię to wszystko dla zabawy. Mam już tego dość próbuję zabić się od lat… jak widać z marnym skutkiem.</text:p>
          </table:table-cell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 co się stało?</text:p>
          </table:table-cell>
        </table:table-row>
        <table:table-row table:style-name="ro2">
          <table:table-cell table:formula="of:=ROW()-1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string" calcext:value-type="string">
            <text:p>No dobra, opowiem ci.</text:p>
          </table:table-cell>
        </table:table-row>
        <table:table-row table:style-name="ro2">
          <table:table-cell table:formula="of:=ROW()-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yłem mały, moja mama podpadła chyba jakieś czarownicy, bo słyszałem jak mówiły o jakimś przekleństwie.</text:p>
          </table:table-cell>
        </table:table-row>
        <table:table-row table:style-name="ro2">
          <table:table-cell table:formula="of:=ROW()-1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lka dni później zjadłem zatrutego szczura. Bolał mnie tylko brzuch a wszyscy wróżyli mi śmierć.</text:p>
          </table:table-cell>
        </table:table-row>
        <table:table-row table:style-name="ro2">
          <table:table-cell table:formula="of:=ROW()-1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kieś dwa lata później wypiłem cały dzban naparu na sen, który przygotowała zielarka dla mojej mamy,</text:p>
          </table:table-cell>
        </table:table-row>
        <table:table-row table:style-name="ro2">
          <table:table-cell table:formula="of:=ROW()-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e mogłem zasnąć przez trzy dni. </text:p>
          </table:table-cell>
        </table:table-row>
        <table:table-row table:style-name="ro2">
          <table:table-cell table:formula="of:=ROW()-1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dy byłem starszy wbiłem sobie siekierę w kolano, bolało, ale nic się nie stało.</text:p>
          </table:table-cell>
        </table:table-row>
        <table:table-row table:style-name="ro2">
          <table:table-cell table:formula="of:=ROW()-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tem udało mi się zatrudnić na dworze u markiza, jako tester żywności.</text:p>
          </table:table-cell>
        </table:table-row>
        <table:table-row table:style-name="ro2">
          <table:table-cell table:formula="of:=ROW()-1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esłali mnie na śmierć, po tym jak dostałem do spróbowania wino i wszystko było dobrze, ale markiz po wypici zszedł z tego świata.</text:p>
          </table:table-cell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W trakcie ucieczki spadłem z tysiąca zamkowych schodów, otrzepałem się i pobiegłem dalej. Już rozumiesz?</text:p>
          </table:table-cell>
        </table:table-row>
        <table:table-row table:style-name="ro2">
          <table:table-cell table:formula="of:=ROW()-1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 bardzo… </text:p>
          </table:table-cell>
        </table:table-row>
        <table:table-row table:style-name="ro2">
          <table:table-cell table:formula="of:=ROW()-1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m dość życia. Chce w spokoju umrzeć. W paczce, którą mi dałaś jest amulet.</text:p>
          </table:table-cell>
        </table:table-row>
        <table:table-row table:style-name="ro2">
          <table:table-cell table:formula="of:=ROW()-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y go założyć i przeżyć trzeba być wybrańcem.</text:p>
          </table:table-cell>
        </table:table-row>
        <table:table-row table:style-name="ro2">
          <table:table-cell table:formula="of:=ROW()-1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datkowo trzeba być podwójnym wybrańcem, aby założyć amulet, przejść przez jezioro i przeżyć.</text:p>
          </table:table-cell>
        </table:table-row>
        <table:table-row table:style-name="ro2">
          <table:table-cell table:formula="of:=ROW()-1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ż tyle szczęścia mieć nie mogę. Chciałbym też sobie kiedyś złamać nogę.</text:p>
          </table:table-cell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 mam ci pomóc?</text:p>
          </table:table-cell>
        </table:table-row>
        <table:table-row table:style-name="ro2">
          <table:table-cell table:formula="of:=ROW()-1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pchnij mnie do tego jeziora.</text:p>
          </table:table-cell>
        </table:table-row>
        <table:table-row table:style-name="ro2">
          <table:table-cell table:formula="of:=ROW()-1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nie wierze…</text:p>
          </table:table-cell>
        </table:table-row>
        <table:table-row table:style-name="ro2">
          <table:table-cell table:formula="of:=ROW()-1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 chyba jakieś żarty.</text:p>
          </table:table-cell>
        </table:table-row>
        <table:table-row table:style-name="ro2">
          <table:table-cell table:formula="of:=ROW()-1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c nie mów… Masz ten zwój bardziej ci się przyda. Zobaczymy się później.</text:p>
          </table:table-cell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ch Si’dired ma cię w swojej opiece.</text:p>
          </table:table-cell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le nie… Trzymaj się. Na pewno się jeszcze zobaczymy.</text:p>
          </table:table-cell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5" calcext:value-type="float">
            <text:p>7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1" calcext:value-type="float">
            <text:p>15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2" calcext:value-type="float">
            <text:p>15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3" calcext:value-type="float">
            <text:p>15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4" calcext:value-type="float">
            <text:p>15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5" calcext:value-type="float">
            <text:p>15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6" calcext:value-type="float">
            <text:p>15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7" calcext:value-type="float">
            <text:p>15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8" calcext:value-type="float">
            <text:p>15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59" calcext:value-type="float">
            <text:p>15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0" calcext:value-type="float">
            <text:p>16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1" calcext:value-type="float">
            <text:p>16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2" calcext:value-type="float">
            <text:p>162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3" calcext:value-type="float">
            <text:p>163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4" calcext:value-type="float">
            <text:p>16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5" calcext:value-type="float">
            <text:p>16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6" calcext:value-type="float">
            <text:p>16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7" calcext:value-type="float">
            <text:p>16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8" calcext:value-type="float">
            <text:p>16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69" calcext:value-type="float">
            <text:p>16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70" calcext:value-type="float">
            <text:p>17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formula="of:=ROW()-1" office:value-type="float" office:value="171" calcext:value-type="float">
            <text:p>171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2" calcext:value-type="float">
            <text:p>172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3" calcext:value-type="float">
            <text:p>173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4" calcext:value-type="float">
            <text:p>174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5" calcext:value-type="float">
            <text:p>175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6" calcext:value-type="float">
            <text:p>176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7" calcext:value-type="float">
            <text:p>177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8" calcext:value-type="float">
            <text:p>178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79" calcext:value-type="float">
            <text:p>179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180" calcext:value-type="float">
            <text:p>180</text:p>
          </table:table-cell>
          <table:table-cell table:style-name="ce2" table:number-columns-repeated="2"/>
          <table:table-cell table:style-name="ce3"/>
          <table:table-cell table:style-name="ce6"/>
          <table:table-cell table:style-name="ce2" table:number-columns-repeated="3"/>
        </table:table-row>
        <table:table-row table:style-name="ro2">
          <table:table-cell table:formula="of:=ROW()-1" office:value-type="float" office:value="181" calcext:value-type="float">
            <text:p>181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2">
          <table:table-cell table:formula="of:=ROW()-1" office:value-type="float" office:value="182" calcext:value-type="float">
            <text:p>182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2">
          <table:table-cell table:formula="of:=ROW()-1" office:value-type="float" office:value="183" calcext:value-type="float">
            <text:p>183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2">
          <table:table-cell table:formula="of:=ROW()-1" office:value-type="float" office:value="184" calcext:value-type="float">
            <text:p>184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2">
          <table:table-cell table:formula="of:=ROW()-1" office:value-type="float" office:value="185" calcext:value-type="float">
            <text:p>185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2">
          <table:table-cell table:formula="of:=ROW()-1" office:value-type="float" office:value="186" calcext:value-type="float">
            <text:p>18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87" calcext:value-type="float">
            <text:p>18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88" calcext:value-type="float">
            <text:p>18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89" calcext:value-type="float">
            <text:p>18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0" calcext:value-type="float">
            <text:p>19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1" calcext:value-type="float">
            <text:p>19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2" calcext:value-type="float">
            <text:p>19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3" calcext:value-type="float">
            <text:p>19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4" calcext:value-type="float">
            <text:p>19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5" calcext:value-type="float">
            <text:p>19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6" calcext:value-type="float">
            <text:p>19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7" calcext:value-type="float">
            <text:p>19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198" calcext:value-type="float">
            <text:p>198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7" table:number-columns-repeated="3"/>
        </table:table-row>
        <table:table-row table:style-name="ro2">
          <table:table-cell table:formula="of:=ROW()-1" office:value-type="float" office:value="199" calcext:value-type="float">
            <text:p>19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0" calcext:value-type="float">
            <text:p>20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1" calcext:value-type="float">
            <text:p>20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2" calcext:value-type="float">
            <text:p>20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3" calcext:value-type="float">
            <text:p>20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4" calcext:value-type="float">
            <text:p>20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5" calcext:value-type="float">
            <text:p>20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6" calcext:value-type="float">
            <text:p>20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7" calcext:value-type="float">
            <text:p>20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8" calcext:value-type="float">
            <text:p>20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09" calcext:value-type="float">
            <text:p>20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0" calcext:value-type="float">
            <text:p>21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1" calcext:value-type="float">
            <text:p>21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2" calcext:value-type="float">
            <text:p>21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3" calcext:value-type="float">
            <text:p>21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4" calcext:value-type="float">
            <text:p>21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5" calcext:value-type="float">
            <text:p>21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6" calcext:value-type="float">
            <text:p>21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7" calcext:value-type="float">
            <text:p>21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8" calcext:value-type="float">
            <text:p>21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19" calcext:value-type="float">
            <text:p>21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0" calcext:value-type="float">
            <text:p>22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1" calcext:value-type="float">
            <text:p>22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2" calcext:value-type="float">
            <text:p>22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23" calcext:value-type="float">
            <text:p>223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224" calcext:value-type="float">
            <text:p>224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2" table:number-columns-repeated="3"/>
        </table:table-row>
        <table:table-row table:style-name="ro3">
          <table:table-cell table:formula="of:=ROW()-1" office:value-type="float" office:value="225" calcext:value-type="float">
            <text:p>22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26" calcext:value-type="float">
            <text:p>22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27" calcext:value-type="float">
            <text:p>22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28" calcext:value-type="float">
            <text:p>22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29" calcext:value-type="float">
            <text:p>22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0" calcext:value-type="float">
            <text:p>23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1" calcext:value-type="float">
            <text:p>23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2" calcext:value-type="float">
            <text:p>23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3" calcext:value-type="float">
            <text:p>23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4" calcext:value-type="float">
            <text:p>23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5" calcext:value-type="float">
            <text:p>23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6" calcext:value-type="float">
            <text:p>23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7" calcext:value-type="float">
            <text:p>23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8" calcext:value-type="float">
            <text:p>23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39" calcext:value-type="float">
            <text:p>23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0" calcext:value-type="float">
            <text:p>24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1" calcext:value-type="float">
            <text:p>24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2" calcext:value-type="float">
            <text:p>24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3" calcext:value-type="float">
            <text:p>24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4" calcext:value-type="float">
            <text:p>24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5" calcext:value-type="float">
            <text:p>24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6" calcext:value-type="float">
            <text:p>24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7" calcext:value-type="float">
            <text:p>24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8" calcext:value-type="float">
            <text:p>24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49" calcext:value-type="float">
            <text:p>24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50" calcext:value-type="float">
            <text:p>25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51" calcext:value-type="float">
            <text:p>25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52" calcext:value-type="float">
            <text:p>25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53" calcext:value-type="float">
            <text:p>25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54" calcext:value-type="float">
            <text:p>25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55" calcext:value-type="float">
            <text:p>255</text:p>
          </table:table-cell>
          <table:table-cell table:style-name="ce2" table:number-columns-repeated="7"/>
        </table:table-row>
        <table:table-row table:style-name="ro3">
          <table:table-cell table:formula="of:=ROW()-1" office:value-type="float" office:value="256" calcext:value-type="float">
            <text:p>25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57" calcext:value-type="float">
            <text:p>257</text:p>
          </table:table-cell>
          <table:table-cell table:style-name="ce2" table:number-columns-repeated="7"/>
        </table:table-row>
        <table:table-row table:style-name="ro3">
          <table:table-cell table:formula="of:=ROW()-1" office:value-type="float" office:value="258" calcext:value-type="float">
            <text:p>25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59" calcext:value-type="float">
            <text:p>25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0" calcext:value-type="float">
            <text:p>26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1" calcext:value-type="float">
            <text:p>26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2" calcext:value-type="float">
            <text:p>26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3" calcext:value-type="float">
            <text:p>26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4" calcext:value-type="float">
            <text:p>26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5" calcext:value-type="float">
            <text:p>26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6" calcext:value-type="float">
            <text:p>26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7" calcext:value-type="float">
            <text:p>26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8" calcext:value-type="float">
            <text:p>26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69" calcext:value-type="float">
            <text:p>26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0" calcext:value-type="float">
            <text:p>27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1" calcext:value-type="float">
            <text:p>27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2" calcext:value-type="float">
            <text:p>27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3" calcext:value-type="float">
            <text:p>27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4" calcext:value-type="float">
            <text:p>27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5" calcext:value-type="float">
            <text:p>27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6" calcext:value-type="float">
            <text:p>27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7" calcext:value-type="float">
            <text:p>27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8" calcext:value-type="float">
            <text:p>27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79" calcext:value-type="float">
            <text:p>27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0" calcext:value-type="float">
            <text:p>28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1" calcext:value-type="float">
            <text:p>28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2" calcext:value-type="float">
            <text:p>28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3" calcext:value-type="float">
            <text:p>28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4" calcext:value-type="float">
            <text:p>28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5" calcext:value-type="float">
            <text:p>28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6" calcext:value-type="float">
            <text:p>28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7" calcext:value-type="float">
            <text:p>28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8" calcext:value-type="float">
            <text:p>28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89" calcext:value-type="float">
            <text:p>28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0" calcext:value-type="float">
            <text:p>29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1" calcext:value-type="float">
            <text:p>29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2" calcext:value-type="float">
            <text:p>29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3" calcext:value-type="float">
            <text:p>29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4" calcext:value-type="float">
            <text:p>29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5" calcext:value-type="float">
            <text:p>29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6" calcext:value-type="float">
            <text:p>29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7" calcext:value-type="float">
            <text:p>29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8" calcext:value-type="float">
            <text:p>29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299" calcext:value-type="float">
            <text:p>29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0" calcext:value-type="float">
            <text:p>30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1" calcext:value-type="float">
            <text:p>30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2" calcext:value-type="float">
            <text:p>30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3" calcext:value-type="float">
            <text:p>30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4" calcext:value-type="float">
            <text:p>30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5" calcext:value-type="float">
            <text:p>30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6" calcext:value-type="float">
            <text:p>30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7" calcext:value-type="float">
            <text:p>30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8" calcext:value-type="float">
            <text:p>30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09" calcext:value-type="float">
            <text:p>30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0" calcext:value-type="float">
            <text:p>31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1" calcext:value-type="float">
            <text:p>31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2" calcext:value-type="float">
            <text:p>31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3" calcext:value-type="float">
            <text:p>31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4" calcext:value-type="float">
            <text:p>31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5" calcext:value-type="float">
            <text:p>31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6" calcext:value-type="float">
            <text:p>31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7" calcext:value-type="float">
            <text:p>31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8" calcext:value-type="float">
            <text:p>31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19" calcext:value-type="float">
            <text:p>31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0" calcext:value-type="float">
            <text:p>32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1" calcext:value-type="float">
            <text:p>32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2" calcext:value-type="float">
            <text:p>32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3" calcext:value-type="float">
            <text:p>32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4" calcext:value-type="float">
            <text:p>32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5" calcext:value-type="float">
            <text:p>32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6" calcext:value-type="float">
            <text:p>32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7" calcext:value-type="float">
            <text:p>32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8" calcext:value-type="float">
            <text:p>32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29" calcext:value-type="float">
            <text:p>32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0" calcext:value-type="float">
            <text:p>33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1" calcext:value-type="float">
            <text:p>33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2" calcext:value-type="float">
            <text:p>33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3" calcext:value-type="float">
            <text:p>33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4" calcext:value-type="float">
            <text:p>33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5" calcext:value-type="float">
            <text:p>33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6" calcext:value-type="float">
            <text:p>33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7" calcext:value-type="float">
            <text:p>33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8" calcext:value-type="float">
            <text:p>33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39" calcext:value-type="float">
            <text:p>33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0" calcext:value-type="float">
            <text:p>34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1" calcext:value-type="float">
            <text:p>34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2" calcext:value-type="float">
            <text:p>34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3" calcext:value-type="float">
            <text:p>34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4" calcext:value-type="float">
            <text:p>34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5" calcext:value-type="float">
            <text:p>34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6" calcext:value-type="float">
            <text:p>34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7" calcext:value-type="float">
            <text:p>34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8" calcext:value-type="float">
            <text:p>34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49" calcext:value-type="float">
            <text:p>34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0" calcext:value-type="float">
            <text:p>35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1" calcext:value-type="float">
            <text:p>35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2" calcext:value-type="float">
            <text:p>35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3" calcext:value-type="float">
            <text:p>35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4" calcext:value-type="float">
            <text:p>35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5" calcext:value-type="float">
            <text:p>35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6" calcext:value-type="float">
            <text:p>35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7" calcext:value-type="float">
            <text:p>35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8" calcext:value-type="float">
            <text:p>35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59" calcext:value-type="float">
            <text:p>35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0" calcext:value-type="float">
            <text:p>36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1" calcext:value-type="float">
            <text:p>36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2" calcext:value-type="float">
            <text:p>36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3" calcext:value-type="float">
            <text:p>36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4" calcext:value-type="float">
            <text:p>36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5" calcext:value-type="float">
            <text:p>36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6" calcext:value-type="float">
            <text:p>36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7" calcext:value-type="float">
            <text:p>36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8" calcext:value-type="float">
            <text:p>36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69" calcext:value-type="float">
            <text:p>36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0" calcext:value-type="float">
            <text:p>37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1" calcext:value-type="float">
            <text:p>37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2" calcext:value-type="float">
            <text:p>37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3" calcext:value-type="float">
            <text:p>373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4" calcext:value-type="float">
            <text:p>37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5" calcext:value-type="float">
            <text:p>37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6" calcext:value-type="float">
            <text:p>376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7" calcext:value-type="float">
            <text:p>377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8" calcext:value-type="float">
            <text:p>378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79" calcext:value-type="float">
            <text:p>37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80" calcext:value-type="float">
            <text:p>38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formula="of:=ROW()-1" office:value-type="float" office:value="381" calcext:value-type="float">
            <text:p>38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calcext:conditional-formats>
          <calcext:conditional-format calcext:target-range-address="Monologues_Intro.A172:Monologues_Intro.A382 Monologues_Intro.E172:Monologues_Intro.E180 Monologues_Intro.E224:Monologues_Intro.E224 Monologues_Intro.A35:Monologues_Intro.G171 Monologues_Intro.A2:Monologues_Intro.D34 Monologues_Intro.F2:Monologues_Intro.H3 Monologues_Intro.E4:Monologues_Intro.G34 Monologues_Intro.H4:Monologues_Intro.H13 Monologues_Intro.H15:Monologues_Intro.H21 Monologues_Intro.H23:Monologues_Intro.H171">
            <calcext:condition calcext:apply-style-name="Bez tytułu2" calcext:value="formula-is([$Monologues_Intro.$E2]&gt;0)" calcext:base-cell-address="Monologues_Intro.A2"/>
          </calcext:conditional-format>
          <calcext:conditional-format calcext:target-range-address="Monologues_Intro.B172:Monologues_Intro.C228 Monologues_Intro.F172:Monologues_Intro.G181 Monologues_Intro.E182:Monologues_Intro.G198 Monologues_Intro.E199:Monologues_Intro.E199 Monologues_Intro.E200:Monologues_Intro.H223 Monologues_Intro.H172:Monologues_Intro.H198 Monologues_Intro.F224:Monologues_Intro.H225 Monologues_Intro.E226:Monologues_Intro.H228 Monologues_Intro.B255:Monologues_Intro.C255 Monologues_Intro.E255:Monologues_Intro.H255 Monologues_Intro.B256:Monologues_Intro.H256 Monologues_Intro.B257:Monologues_Intro.C257 Monologues_Intro.E257:Monologues_Intro.H257 Monologues_Intro.B258:Monologues_Intro.H258 Monologues_Intro.B259:Monologues_Intro.C259 Monologues_Intro.E259:Monologues_Intro.H259">
            <calcext:condition calcext:apply-style-name="Bez tytułu2" calcext:value="formula-is([$Monologues_Intro.$E172]&gt;0)" calcext:base-cell-address="Monologues_Intro.B172"/>
          </calcext:conditional-format>
          <calcext:conditional-format calcext:target-range-address="Monologues_Intro.D172:Monologues_Intro.D186">
            <calcext:condition calcext:apply-style-name="Bez tytułu2" calcext:value="formula-is([$Monologues_Intro.$E172]&gt;0)" calcext:base-cell-address="Monologues_Intro.D172"/>
          </calcext:conditional-format>
          <calcext:conditional-format calcext:target-range-address="Monologues_Intro.D187:Monologues_Intro.D228 Monologues_Intro.D255:Monologues_Intro.D255 Monologues_Intro.D257:Monologues_Intro.D257 Monologues_Intro.D259:Monologues_Intro.D259">
            <calcext:condition calcext:apply-style-name="Bez tytułu2" calcext:value="formula-is([$Monologues_Intro.$E182]&gt;0)" calcext:base-cell-address="Monologues_Intro.D182"/>
          </calcext:conditional-format>
          <calcext:conditional-format calcext:target-range-address="Monologues_Intro.E181:Monologues_Intro.E181 Monologues_Intro.E225:Monologues_Intro.E225">
            <calcext:condition calcext:apply-style-name="Bez tytułu2" calcext:value="formula-is([$Monologues_Intro.$E172]&gt;0)" calcext:base-cell-address="Monologues_Intro.E172"/>
          </calcext:conditional-format>
          <calcext:conditional-format calcext:target-range-address="Monologues_Intro.F199:Monologues_Intro.H199">
            <calcext:condition calcext:apply-style-name="Bez tytułu2" calcext:value="formula-is([$Monologues_Intro.$E198]&gt;0)" calcext:base-cell-address="Monologues_Intro.B198"/>
          </calcext:conditional-format>
          <calcext:conditional-format calcext:target-range-address="Monologues_Intro.E2:Monologues_Intro.E34">
            <calcext:condition calcext:apply-style-name="Bez tytułu2" calcext:value="formula-is([$Monologues_Intro.$E2]&gt;0)" calcext:base-cell-address="Monologues_Intro.E2"/>
          </calcext:conditional-format>
          <calcext:conditional-format calcext:target-range-address="Monologues_Intro.H14:Monologues_Intro.H14">
            <calcext:condition calcext:apply-style-name="Bez tytułu2" calcext:value="formula-is([$Monologues_Intro.$E14]&gt;0)" calcext:base-cell-address="Monologues_Intro.H14"/>
          </calcext:conditional-format>
          <calcext:conditional-format calcext:target-range-address="Monologues_Intro.H22:Monologues_Intro.H22">
            <calcext:condition calcext:apply-style-name="Bez tytułu2" calcext:value="formula-is([$Monologues_Intro.$E22]&gt;0)" calcext:base-cell-address="Monologues_Intro.H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.00.0000</text:date>, <text:time style:data-style-name="N2" text:time-value="22:49:32.97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date>2019-05-09T22:58:08.192000000</dc:date>
    <meta:editing-duration>PT3H35M22S</meta:editing-duration>
    <meta:editing-cycles>14</meta:editing-cycles>
    <meta:document-statistic meta:table-count="1" meta:cell-count="610" meta:object-count="0"/>
  </office:meta>
</office:document-meta>
</file>